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8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54cm" svg:height="0.962cm" svg:x="8.9cm" svg:y="16.7cm">
          <draw:text-box>
            <text:p>Estimate a-value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a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a2</text:p>
          </draw:text-box>
        </draw:frame>
        <draw:frame draw:style-name="gr11" draw:text-style-name="P1" draw:layer="layout" svg:width="1.171cm" svg:height="0.962cm" svg:x="14.002cm" svg:y="18.3cm">
          <draw:text-box>
            <text:p>a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7" draw:text-style-name="P1" draw:layer="layout" svg:width="3.796cm" svg:height="0.962cm" svg:x="19cm" svg:y="3.4cm">
          <draw:text-box>
            <text:p>Animal N+1</text:p>
          </draw:text-box>
        </draw:frame>
        <draw:line draw:style-name="gr4" draw:text-style-name="P2" draw:layer="layout" svg:x1="23cm" svg:y1="3.9cm" svg:x2="28.8cm" svg:y2="3.9cm">
          <text:p/>
        </draw:line>
        <draw:line draw:style-name="gr5" draw:text-style-name="P2" draw:layer="layout" svg:x1="24cm" svg:y1="3.6cm" svg:x2="24cm" svg:y2="4.2cm">
          <text:p/>
        </draw:line>
        <draw:frame draw:style-name="gr6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5" draw:text-style-name="P2" draw:layer="layout" svg:x1="25.401cm" svg:y1="3.6cm" svg:x2="25.401cm" svg:y2="4.2cm">
          <text:p/>
        </draw:line>
        <draw:frame draw:style-name="gr6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5" draw:text-style-name="P2" draw:layer="layout" svg:x1="28.302cm" svg:y1="3.6cm" svg:x2="28.302cm" svg:y2="4.2cm">
          <text:p/>
        </draw:line>
        <draw:frame draw:style-name="gr7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4" draw:text-style-name="P2" draw:layer="layout" svg:x1="23cm" svg:y1="10.702cm" svg:x2="28.8cm" svg:y2="10.701cm">
          <text:p/>
        </draw:line>
        <draw:line draw:style-name="gr5" draw:text-style-name="P2" draw:layer="layout" svg:x1="24cm" svg:y1="10.402cm" svg:x2="24cm" svg:y2="11.002cm">
          <text:p/>
        </draw:line>
        <draw:frame draw:style-name="gr6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5" draw:text-style-name="P2" draw:layer="layout" svg:x1="25.401cm" svg:y1="10.402cm" svg:x2="25.401cm" svg:y2="11.002cm">
          <text:p/>
        </draw:line>
        <draw:frame draw:style-name="gr6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5" draw:text-style-name="P2" draw:layer="layout" svg:x1="28.302cm" svg:y1="10.402cm" svg:x2="28.302cm" svg:y2="11.002cm">
          <text:p/>
        </draw:line>
        <draw:frame draw:style-name="gr7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1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3.9cm" svg:x2="18.7cm" svg:y2="3.9cm">
          <text:p/>
        </draw:lin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9.1cm" svg:y1="10.7cm" svg:x2="18.7cm" svg:y2="10.7cm">
          <text:p/>
        </draw:line>
        <draw:line draw:style-name="gr5" draw:text-style-name="P2" draw:layer="layout" svg:x1="18.7cm" svg:y1="3.9cm" svg:x2="18.7cm" svg:y2="18.9cm">
          <text:p/>
        </draw:line>
        <draw:line draw:style-name="gr5" draw:text-style-name="P2" draw:layer="layout" svg:x1="16cm" svg:y1="19cm" svg:x2="18.7cm" svg:y2="19cm">
          <text:p/>
        </draw:line>
        <draw:custom-shape draw:style-name="gr1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" draw:layer="layout" svg:width="2.267cm" svg:height="0.962cm" svg:x="23.1cm" svg:y="14.5cm">
          <draw:text-box>
            <text:p>GEBV</text:p>
          </draw:text-box>
        </draw:frame>
        <draw:frame draw:style-name="gr21" draw:text-style-name="P4" draw:layer="layout" svg:width="3.427cm" svg:height="0.806cm" svg:x="14.2cm" svg:y="1.4cm">
          <draw:text-box>
            <text:p><text:span text:style-name="T3">Observations</text:span></text:p>
          </draw:text-box>
        </draw:frame>
        <draw:line draw:style-name="gr22" draw:text-style-name="P2" draw:layer="layout" svg:x1="16.2cm" svg:y1="2.2cm" svg:x2="16.4cm" svg:y2="3.2cm">
          <text:p/>
        </draw:line>
        <draw:custom-shape draw:style-name="gr23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2-06T06:48:54.299843306</dc:date>
    <meta:editing-duration>PT2M38S</meta:editing-duration>
    <meta:editing-cycles>3</meta:editing-cycles>
    <meta:generator>LibreOffice/6.1.0.3$MacOSX_X86_64 LibreOffice_project/efb621ed25068d70781dc026f7e9c5187a4decd1</meta:generator>
    <meta:document-statistic meta:object-count="82"/>
  </office:meta>
</office:document-meta>
</file>